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Outlining for research component of prospectus</text:p>
      <text:p text:style-name="Standard"/>
      <text:list xml:id="list3518164158447210805" text:style-name="L1">
        <text:list-item>
          <text:p text:style-name="P1">Throughout political science, attempting to define the characteristics of a population are consistently backed up by statistical analyses. </text:p>
        </text:list-item>
        <text:list-item>
          <text:p text:style-name="P1">A brief Description of statistical analyses</text:p>
        </text:list-item>
        <text:list-item>
          <text:p text:style-name="P1">Very infrequent, however, that the analyses do little more than look for significance to test the accuracy of theory. </text:p>
        </text:list-item>
        <text:list-item>
          <text:p text:style-name="P1">Problematic, however, as usual threshold of 95% confidence leaves 5% chance of Type 1 and type 2 errors </text:p>
          <text:list>
            <text:list-item>
              <text:p text:style-name="P1">Definition of errors Either a correct assessment of a theoretical relationship is rejected, or an incorrect assessment of a theoretical relationship is accepted as true (Verzani 2005)</text:p>
            </text:list-item>
            <text:list-item>
              <text:p text:style-name="P1">And this will happen 1 out of 20 times, using general convention</text:p>
            </text:list-item>
            <text:list-item>
              <text:p text:style-name="P1">while this level of confidence accepted as a potential problem with statistical analyses, problematic, as relying on statistical significance and p values also leaves room for abuse</text:p>
            </text:list-item>
            <text:list-item>
              <text:p text:style-name="P1">The possibility of type 1 errors makes it possible to game system, looking for significant results and publishing when they're found (Gelman and Loken 2013)</text:p>
            </text:list-item>
          </text:list>
        </text:list-item>
        <text:list-item>
          <text:p text:style-name="P1">Within this prospectus, I lay out a new approach to determining the quality of statistical models, expanding on our toolbox for testing how successful theories. I also suggest a location where this could be</text:p>
        </text:list-item>
        <text:list-item>
          <text:p text:style-name="P1">Before discussing the algorithm and its application to data, a brief discussion of where making predictions is currently used within the social sciences, how it could be expanded </text:p>
          <text:list>
            <text:list-item>
              <text:p text:style-name="P1"><text:s/>A definition, the difference between research for predictive and exploratory purposes</text:p>
              <text:list>
                <text:list-item>
                  <text:p text:style-name="P1">Exploratory modeling: the use of statistical models for testing causal explanations</text:p>
                  <text:list>
                    <text:list-item>
                      <text:p text:style-name="P1">Grounds research in theory</text:p>
                    </text:list-item>
                    <text:list-item>
                      <text:p text:style-name="P1">Hypotheses provide the theoretical constructs, turned into measurements</text:p>
                    </text:list-item>
                  </text:list>
                </text:list-item>
                <text:list-item>
                  <text:p text:style-name="P1">Compare this to predictive modeling, which focuses on applying a statistical model for the purpose of predicting new or future observations (Shmuelli 2010)</text:p>
                </text:list-item>
              </text:list>
            </text:list-item>
            <text:list-item>
              <text:p text:style-name="P1">Most commonly used within the field of electoral studies, and forecasting presidential elections in American context</text:p>
            </text:list-item>
            <text:list-item>
              <text:p text:style-name="P1">As Mayer points out in his 2014 summary of the role of election forecasting in the literature, <text:s/>Has proven useful in explaining</text:p>
              <text:list>
                <text:list-item>
                  <text:p text:style-name="P1">How Historical factors factor into electoral outcomes (Mayer 2014, Abramowitz 2008)</text:p>
                </text:list-item>
                <text:list-item>
                  <text:p text:style-name="P1">How voters use past performance and provided information to evaluate political outcomes</text:p>
                </text:list-item>
                <text:list-item>
                  <text:p text:style-name="P1">How well polls approximate outcomes, and when they are more or less likely to do so (Gelman and King 1993)</text:p>
                </text:list-item>
                <text:list-item>
                  <text:p text:style-name="P1">What is required for making a good electoral approximation, critiquing Gelman and King for being overconfident in their model of electoral outcomes (Mayer 2014)</text:p>
                </text:list-item>
              </text:list>
            </text:list-item>
          </text:list>
        </text:list-item>
        <text:list-item>
          <text:p text:style-name="P1"/>
        </text:list-item>
        <text:list-item>
          <text:p text:style-name="P1">Despite the promise of predictive modeling in furthering </text:p>
          <text:list>
            <text:list-item>
              <text:p text:style-name="P1">Attempts to use modeling to make scientific prescriptions for policy questions are based on the assumptions of the modelers, and the policymakers (Robinson 1992)</text:p>
            </text:list-item>
            <text:list-item>
              <text:p text:style-name="P1">Many theories are so capricious that they can predict differing/contradicting outcomes</text:p>
              <text:list>
                <text:list-item>
                  <text:p text:style-name="P1">In addition prediction is very difficult</text:p>
                </text:list-item>
                <text:list-item>
                  <text:p text:style-name="P1">Impossible to see some secular things </text:p>
                </text:list-item>
                <text:list-item>
                  <text:p text:style-name="P1">Few uncontroversial datasets <text:s/></text:p>
                </text:list-item>
                <text:list-item>
                  <text:p text:style-name="P1"><text:s/>Despite this, unable to escape them, because as shapiro puts it, Empirics without theory are blind. (2002)</text:p>
                </text:list-item>
              </text:list>
            </text:list-item>
          </text:list>
        </text:list-item>
        <text:list-item>
          <text:p text:style-name="P1">Goal then is to figure out ways to hold theories more accountable, pinning them down where <text:soft-page-break/>possible and forcing an attempt to make a prediction </text:p>
        </text:list-item>
        <text:list-item>
          <text:p text:style-name="P1">You can't just choose a single regression specification based on its prior fit of data (Gelman and King 1993)</text:p>
        </text:list-item>
        <text:list-item>
          <text:p text:style-name="P1">Also opposed to multiple fits and attempting to explain the one that best explains the dependent variable (Gelman and Loken 2013)</text:p>
          <text:list>
            <text:list-item>
              <text:p text:style-name="P1">However, the approach proposed differs from creating a theoretical story based on best fit</text:p>
            </text:list-item>
          </text:list>
        </text:list-item>
        <text:list-item>
          <text:p text:style-name="P1">The calls are coming from outside the discipline: Political predictions and why political science needs to catch up <text:s/></text:p>
          <text:list>
            <text:list-item>
              <text:p text:style-name="P1">Work on political predictions has caught the attention of campaigns (Issenberg 2012), with motivation for applied social scientific research requiring an answer.</text:p>
            </text:list-item>
            <text:list-item>
              <text:p text:style-name="P1">Frequently seeking a quick means of making a correct prediction, forecasting voter turnout and responses to voting at the state or district level (Issenberg 2012, Silver 2012)</text:p>
            </text:list-item>
            <text:list-item>
              <text:p text:style-name="P1">Predictions are always affected by the subjectivity of our situation</text:p>
              <text:list>
                <text:list-item>
                  <text:p text:style-name="P1">Want to Make good predictions? According to Silver, there are a few guidelines</text:p>
                  <text:list>
                    <text:list-item>
                      <text:p text:style-name="P1">Think probabilistically</text:p>
                    </text:list-item>
                    <text:list-item>
                      <text:p text:style-name="P1">It's better to be correct by changing your predictions based on new information than to be consistent</text:p>
                    </text:list-item>
                    <text:list-item>
                      <text:p text:style-name="P1">Look for a consensus</text:p>
                      <text:list>
                        <text:list-item>
                          <text:p text:style-name="P1">If your fellow forecasters are all jumping off of a cliff, you may want to follow them <text:s/></text:p>
                        </text:list-item>
                        <text:list-item>
                          <text:p text:style-name="P1">Of course, this is something of an appeal to authority, which Silver later decries (2012)</text:p>
                        </text:list-item>
                      </text:list>
                    </text:list-item>
                    <text:list-item>
                      <text:p text:style-name="P1">Silver appears to be advocating for a more qualitative variation on ensemble modeling, where multiple approaches are taken and combined into a single means of making predictions (Siegel 201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/>
        </text:list-item>
        <text:list-item>
          <text:p text:style-name="P1">The dissertation features one approach to </text:p>
        </text:list-item>
      </text:list>
      <text:p text:style-name="Standard"/>
      <text:p text:style-name="Standard"/>
      <text:p text:style-name="Standard">My Dissertation should be a A story in 3 acts</text:p>
      <text:p text:style-name="Standard">Act 1: Assessing the current role of prediction in the social sciences and introducing my method</text:p>
      <text:p text:style-name="Standard">Act 2: Predicting something we already know (i.e. ANES data), and seeing how the results compare</text:p>
      <text:p text:style-name="Standard">Act 3: A prediction on something we do not know, preferably campaign related</text:p>
      <text:p text:style-name="Standard">Act 3 Alternative: Let's have my method and some other methods fight. again</text:p>
      <text:p text:style-name="Standard">Question of how well the algorithm agrees with theory that has been well tread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994735195" text:continue-numbering="true" text:style-name="L1">
        <text:list-item>
          <text:p text:style-name="P1">An argument: The current role of quantitative materials in the social sciences is disliked primarily due to the high time cost of learning it</text:p>
          <text:list>
            <text:list-item>
              <text:p text:style-name="P1">If this stuff were more intuitive, the qualitative practitioners might not be so quick to say that</text:p>
            </text:list-item>
            <text:list-item>
              <text:p text:style-name="P1">Quantitative methods are overbearing on the methods curriculum (Schwartz-Shea 2003)</text:p>
            </text:list-item>
            <text:list-item>
              <text:p text:style-name="P1">Testable predictions fail to capture the essential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6-02-14T15:57:51</meta:creation-date>
    <dc:date>2016-03-02T15:45:19</dc:date>
    <dc:creator>Benjamin Rogers</dc:creator>
    <meta:editing-duration>P1DT13H29M14S</meta:editing-duration>
    <meta:editing-cycles>504</meta:editing-cycles>
    <meta:generator>OpenOffice/4.1.2$Unix OpenOffice.org_project/412m3$Build-9782</meta:generator>
    <meta:document-statistic meta:table-count="0" meta:image-count="0" meta:object-count="0" meta:page-count="3" meta:paragraph-count="55" meta:word-count="905" meta:character-count="5608"/>
  </office:meta>
</office:document-meta>
</file>